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Arial, sans-serif"/>
    <style:font-face style:name="arial" svg:font-family="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5e2" officeooo:paragraph-rsid="0015c5e2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style:font-name="aakar" fo:font-size="14pt" fo:font-weight="bold" officeooo:rsid="0015c5e2" officeooo:paragraph-rsid="0015c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aakar" fo:font-size="14pt" fo:font-weight="normal" officeooo:rsid="0016e6ea" officeooo:paragraph-rsid="0016e6ea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style:font-name="aakar" fo:font-size="14pt" fo:font-weight="normal" officeooo:rsid="0017c9cb" officeooo:paragraph-rsid="0017c9cb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7" style:family="paragraph" style:parent-style-name="Standard">
      <style:text-properties fo:color="#000000" style:font-name="aakar" fo:font-size="20pt" fo:font-weight="bold" officeooo:rsid="0015c5e2" officeooo:paragraph-rsid="0015c5e2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000000" style:font-name="aakar" fo:font-size="20pt" fo:font-weight="bold" officeooo:rsid="0016e6ea" officeooo:paragraph-rsid="0016e6ea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paragraph-rsid="0017c9cb"/>
    </style:style>
    <style:style style:name="P10" style:family="paragraph" style:parent-style-name="Standard">
      <style:text-properties officeooo:paragraph-rsid="001dd092"/>
    </style:style>
    <style:style style:name="P11" style:family="paragraph" style:parent-style-name="Standard">
      <style:text-properties fo:color="#000000" style:font-name="aakar" fo:font-size="14pt" fo:font-style="normal" fo:font-weight="normal" officeooo:paragraph-rsid="0017c9cb" style:font-size-asian="14pt" style:font-style-asian="normal" style:font-weight-asian="normal" style:font-size-complex="14pt"/>
    </style:style>
    <style:style style:name="P12" style:family="paragraph" style:parent-style-name="Standard">
      <style:text-properties fo:color="#000000" style:font-name="aakar" fo:font-size="14pt" fo:font-style="normal" fo:font-weight="normal" officeooo:rsid="001dd092" officeooo:paragraph-rsid="0017c9cb" style:font-size-asian="14pt" style:font-style-asian="normal" style:font-weight-asian="normal" style:font-size-complex="14pt"/>
    </style:style>
    <style:style style:name="P13" style:family="paragraph" style:parent-style-name="Standard">
      <style:text-properties fo:color="#000000" style:font-name="aakar" fo:font-size="14pt" fo:font-style="normal" fo:font-weight="normal" officeooo:rsid="001a600d" officeooo:paragraph-rsid="0017c9cb" style:font-size-asian="14pt" style:font-style-asian="normal" style:font-weight-asian="normal" style:font-size-complex="14pt"/>
    </style:style>
    <style:style style:name="P14" style:family="paragraph" style:parent-style-name="Standard">
      <style:text-properties fo:color="#000000" style:font-name="aakar" fo:font-size="14pt" fo:font-weight="bold" officeooo:rsid="00213204" officeooo:paragraph-rsid="00213204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akar" fo:font-size="14pt" fo:font-weight="bold" officeooo:paragraph-rsid="00213204"/>
    </style:style>
    <style:style style:name="P16" style:family="paragraph" style:parent-style-name="Standard">
      <style:text-properties fo:color="#000000" style:font-name="aakar" fo:font-size="14pt" fo:font-weight="bold" officeooo:rsid="00221289" officeooo:paragraph-rsid="00221289" style:font-weight-asian="bold" style:font-weight-complex="bold"/>
    </style:style>
    <style:style style:name="P17" style:family="paragraph" style:parent-style-name="Standard">
      <style:text-properties fo:color="#000000" style:font-name="aakar" fo:font-size="20pt" fo:font-weight="bold" officeooo:rsid="0016e6ea" officeooo:paragraph-rsid="0016e6ea" style:font-size-asian="20pt" style:font-weight-asian="bold" style:font-size-complex="20pt" style:font-weight-complex="bold"/>
    </style:style>
    <style:style style:name="P18" style:family="paragraph" style:parent-style-name="Standard">
      <style:text-properties fo:color="#000000" style:font-name="aakar" fo:font-size="20pt" fo:font-weight="bold" officeooo:rsid="001ecf94" officeooo:paragraph-rsid="001ecf94" style:font-size-asian="20pt" style:font-weight-asian="bold" style:font-size-complex="20pt" style:font-weight-complex="bold"/>
    </style:style>
    <style:style style:name="P19" style:family="paragraph" style:parent-style-name="Standard">
      <style:text-properties officeooo:paragraph-rsid="001ecf94"/>
    </style:style>
    <style:style style:name="P20" style:family="paragraph" style:parent-style-name="Standard">
      <style:text-properties style:font-name="aakar" fo:font-size="15pt" officeooo:paragraph-rsid="001ecf94" style:font-size-asian="15pt" style:font-size-complex="15pt"/>
    </style:style>
    <style:style style:name="T1" style:family="text">
      <style:text-properties officeooo:rsid="0012926e"/>
    </style:style>
    <style:style style:name="T2" style:family="text">
      <style:text-properties officeooo:rsid="00157e98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color="#000000" style:font-name="aakar" fo:font-size="14pt" fo:font-weight="normal" officeooo:rsid="0017c9cb" style:font-size-asian="12.25pt" style:font-weight-asian="normal" style:font-size-complex="14pt" style:font-weight-complex="normal"/>
    </style:style>
    <style:style style:name="T5" style:family="text">
      <style:text-properties fo:color="#000000" style:font-name="aakar" fo:font-size="14pt" fo:font-weight="normal" officeooo:rsid="0017c9cb" style:font-size-asian="14pt" style:font-weight-asian="normal" style:font-size-complex="14pt" style:font-weight-complex="normal"/>
    </style:style>
    <style:style style:name="T6" style:family="text">
      <style:text-properties fo:color="#000000" style:font-name="aakar" fo:font-size="14pt" fo:font-style="normal" fo:font-weight="normal" style:font-size-asian="14pt" style:font-style-asian="normal" style:font-weight-asian="normal" style:font-size-complex="14pt"/>
    </style:style>
    <style:style style:name="T7" style:family="text">
      <style:text-properties fo:color="#000000" style:font-name="aakar" fo:font-size="14pt" fo:font-style="normal" fo:font-weight="normal" officeooo:rsid="001a600d" style:font-size-asian="14pt" style:font-style-asian="normal" style:font-weight-asian="normal" style:font-size-complex="14pt"/>
    </style:style>
    <style:style style:name="T8" style:family="text">
      <style:text-properties fo:color="#000000" style:font-name="aakar" fo:font-size="14pt" fo:font-style="normal" fo:font-weight="normal" officeooo:rsid="001dd092" style:font-size-asian="14pt" style:font-style-asian="normal" style:font-weight-asian="normal" style:font-size-complex="14pt"/>
    </style:style>
    <style:style style:name="T9" style:family="text">
      <style:text-properties fo:color="#000000" style:font-name="aakar" fo:font-size="14pt" fo:font-style="normal" fo:font-weight="normal" officeooo:rsid="001de211" style:font-size-asian="14pt" style:font-style-asian="normal" style:font-weight-asian="normal" style:font-size-complex="14pt"/>
    </style:style>
    <style:style style:name="T10" style:family="text">
      <style:text-properties fo:color="#000000" style:font-name="aakar" fo:font-size="20pt" fo:font-weight="bold" officeooo:rsid="001ecf94" style:font-size-asian="20pt" style:font-weight-asian="bold" style:font-size-complex="20pt" style:font-weight-complex="bold"/>
    </style:style>
    <style:style style:name="T11" style:family="text">
      <style:text-properties fo:font-variant="normal" fo:text-transform="none" fo:color="#202124" fo:letter-spacing="normal" fo:font-style="normal" fo:font-weight="normal"/>
    </style:style>
    <style:style style:name="T12" style:family="text">
      <style:text-properties fo:font-variant="normal" fo:text-transform="none" fo:color="#202124" fo:letter-spacing="normal" fo:font-style="normal" fo:font-weight="normal" officeooo:rsid="002036fc"/>
    </style:style>
    <style:style style:name="T13" style:family="text">
      <style:text-properties fo:font-variant="normal" fo:text-transform="none" fo:color="#202124" style:font-name="aakar" fo:font-size="20pt" fo:letter-spacing="normal" fo:font-weight="bold" officeooo:rsid="001ecf94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202124" fo:font-size="12pt" fo:letter-spacing="normal" fo:font-style="normal" fo:font-weight="normal"/>
    </style:style>
    <style:style style:name="T15" style:family="text">
      <style:text-properties fo:font-variant="normal" fo:text-transform="none" fo:color="#222222" style:font-name="Lucida Grande" fo:font-size="12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222222" style:font-name="aakar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22222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222222" style:font-name="aakar" fo:font-size="15pt" fo:letter-spacing="normal" fo:font-style="normal" style:font-size-asian="15pt" style:font-size-complex="15pt"/>
    </style:style>
    <style:style style:name="T19" style:family="text">
      <style:text-properties fo:font-variant="normal" fo:text-transform="none" style:font-name="aakar" fo:font-size="15pt" fo:letter-spacing="normal" fo:font-style="normal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style:font-name="aakar" fo:font-size="15pt" fo:letter-spacing="normal" fo:font-style="normal" style:font-size-asian="15pt" style:font-size-complex="15pt"/>
    </style:style>
    <style:style style:name="T21" style:family="text">
      <style:text-properties fo:font-weight="normal" officeooo:rsid="00213204" style:font-size-asian="12.25pt" style:font-weight-asian="normal" style:font-size-complex="14pt" style:font-weight-complex="normal"/>
    </style:style>
    <style:style style:name="T22" style:family="text">
      <style:text-properties officeooo:rsid="00213204" style:font-size-asian="12.25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How </text:span>to send push notification to mobile <text:s/>or web : -</text:p>
      <text:p text:style-name="P1"/>
      <text:p text:style-name="P1">***** <text:span text:style-name="T2">USING MOBILE SMS *******</text:span></text:p>
      <text:p text:style-name="P1"/>
      <text:p text:style-name="P1">- <text:span text:style-name="T2">pip install twilio</text:span></text:p>
      <text:p text:style-name="P1"/>
      <text:p text:style-name="P2">Models.py : - </text:p>
      <text:p text:style-name="P2"/>
      <text:p text:style-name="P3"><text:span text:style-name="T3">from django.db import models</text:span><text:line-break/><text:span text:style-name="T3">from twilio.rest import Client</text:span><text:line-break/><text:line-break/><text:line-break/><text:span text:style-name="T3">class Student(models.Model):</text:span><text:line-break/><text:span text:style-name="T3"> <text:s text:c="3"/>name = models.CharField(max_length=120)</text:span><text:line-break/><text:span text:style-name="T3"> <text:s text:c="3"/>age = models.IntegerField()</text:span><text:line-break/><text:span text:style-name="T3"> <text:s text:c="3"/>address = models.CharField(max_length=120)</text:span><text:line-break/><text:line-break/><text:span text:style-name="T3"> <text:s text:c="3"/>def save(self, *args, **kwargs):</text:span><text:line-break/><text:span text:style-name="T3"> <text:s text:c="7"/>account_sid = 'AC291d18cb63a0783d31db55fc77afce04'</text:span><text:line-break/><text:span text:style-name="T3"> <text:s text:c="7"/>auth_token = '17a9d3a6a992f4534e236e59c4d14da5'</text:span><text:line-break/><text:span text:style-name="T3"> <text:s text:c="7"/>client = Client(account_sid, auth_token)</text:span><text:line-break/><text:line-break/><text:span text:style-name="T3"> <text:s text:c="7"/>message = client.messages \</text:span><text:line-break/><text:span text:style-name="T3"> <text:s text:c="11"/>.create(</text:span><text:line-break/><text:span text:style-name="T3"> <text:s text:c="11"/>body=f"hello, you are now login with <text:s/>- {self.name}, your age <text:s/>is <text:tab/><text:tab/><text:tab/>- {self.age} and your address is - {self.address}",</text:span><text:line-break/><text:span text:style-name="T3"> <text:s text:c="11"/>from_='+17163174923',</text:span><text:line-break/><text:span text:style-name="T3"> <text:s text:c="11"/>to='+916353468226'</text:span><text:line-break/><text:span text:style-name="T3"> <text:s text:c="7"/>)</text:span><text:line-break/><text:line-break/><text:span text:style-name="T3"> <text:s text:c="7"/>print(message.sid)</text:span><text:line-break/><text:span text:style-name="T3"> <text:s text:c="7"/>return super().save(*args, **kwargs)</text:span><text:line-break/></text:p>
      <text:p text:style-name="P3">Log into twilio.com and get the your personal acccount_sid and auth_token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8">Push notification in web : - </text:p>
      <text:p text:style-name="P18"/>
      <text:p text:style-name="P19"><text:span text:style-name="T10">What is </text:span><text:span text:style-name="T13">Channels ?</text:span></text:p>
      <text:p text:style-name="P20"><text:span text:style-name="T11">- </text:span><text:span text:style-name="T12">N</text:span><text:span text:style-name="T11">otification channels are a unified way for brands to organize and manage the push notifications that they send</text:span></text:p>
      <text:p text:style-name="P8"/>
      <text:p text:style-name="P4">- pip install channels</text:p>
      <text:p text:style-name="P4"/>
      <text:p text:style-name="P4">settings.py : - </text:p>
      <text:p text:style-name="P4">INSTALLED_APP = [ ‘channels’ ]</text:p>
      <text:p text:style-name="P4"/>
      <text:p text:style-name="P4">- pip install redis</text:p>
      <text:p text:style-name="P4">- pip install channels-redis</text:p>
      <text:p text:style-name="P4"/>
      <text:p text:style-name="P5">settings.py : </text:p>
      <text:p text:style-name="P9"><text:span text:style-name="T4">-</text:span><text:span text:style-name="T5"> </text:span><text:span text:style-name="T6">ASGI_APPLICATION = 'myproject.asgi.application'</text:span></text:p>
      <text:p text:style-name="P6"/>
      <text:p text:style-name="P9"><text:span text:style-name="T6">- </text:span><text:span text:style-name="T8">create the consumers.py inside the app :</text:span></text:p>
      <text:p text:style-name="P10"><text:span text:style-name="T8"><text:tab/>link : </text:span><text:a xlink:type="simple" xlink:href="https://channels.readthedocs.io/en/stable/tutorial/part_3.html" text:style-name="Internet_20_link" text:visited-style-name="Visited_20_Internet_20_Link">https://channels.readthedocs.io/en/stable/tutorial/part_3.html</text:a><text:span text:style-name="T8"> (copy-code <text:tab/><text:tab/>consumers.py)</text:span></text:p>
      <text:p text:style-name="P9"><text:span text:style-name="T6">- </text:span><text:span text:style-name="T8">create the routing.py insdie the app :</text:span></text:p>
      <text:p text:style-name="P10"><text:span text:style-name="T8"><text:tab/>link : </text:span><text:a xlink:type="simple" xlink:href="https://channels.readthedocs.io/en/stable/tutorial/part_2.html" text:style-name="Internet_20_link" text:visited-style-name="Visited_20_Internet_20_Link">https://channels.readthedocs.io/en/stable/tutorial/part_2.html</text:a><text:span text:style-name="T8"> (copy-code <text:tab/><text:tab/>routing.py)</text:span></text:p>
      <text:p text:style-name="P12"><text:s/></text:p>
      <text:p text:style-name="P9"><text:span text:style-name="T6">-</text:span><text:span text:style-name="T7"> pip install celery .</text:span></text:p>
      <text:p text:style-name="P13">- pip install django-celery-beat .</text:p>
      <text:p text:style-name="P13">- pip install django-celery-results .</text:p>
      <text:p text:style-name="P9"><text:span text:style-name="T7">- </text:span><text:span text:style-name="T9">pip install asyncio .</text:span></text:p>
      <text:p text:style-name="P13"/>
      <text:p text:style-name="P13">- https://blog.auberginesolutions.com/django-channels-real-time-notifications/</text:p>
      <text:p text:style-name="P6"/>
      <text:p text:style-name="P14">What is Asyncio ? </text:p>
      <text:p text:style-name="P15"><text:span text:style-name="T22">- </text:span><text:span text:style-name="T21">A</text:span><text:span text:style-name="T19">syncio is used as a foundation for multiple Python asynchronous frameworks that provide high-performance network and web-servers, database connection libraries, distributed task queues</text:span><text:span text:style-name="T17">.</text:span></text:p>
      <text:p text:style-name="P15"><text:span text:style-name="T17"/></text:p>
      <text:p text:style-name="P16"><text:span text:style-name="T20">What is Web-Socket ? </text:span></text:p>
      <text:p text:style-name="P16"><text:span text:style-name="T20">- </text:span><text:span text:style-name="T19">It is possible to open a <text:s/>two-way interactive communication sesssion between the user browser and a server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Arial, sans-serif"/>
    <style:font-face style:name="arial" svg:font-family="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1:10:30.542015089</meta:creation-date>
    <dc:date>2022-05-31T15:50:26.874136732</dc:date>
    <meta:editing-duration>PT11H50M3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54" meta:character-count="2092" meta:non-whitespace-character-count="1721"/>
  </office:meta>
</office:document-meta>
</file>